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ValueChangeClosure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ChangeClosure.BeanPropertyValueChangeClosure( String propertyName , Object propertyValue , boolean ignore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PropertyValueChangeClosure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ChangeClosure.execute( Object ob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eanPropertyValueChangeClosure.is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ChangeClosure.BeanPropertyValueChangeClosure( String propertyName ,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